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2" svg:font-family="'Helvetica Neue'" style:font-adornments="UltraLight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Ul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Dominoes at Dusk</text:p>
            <text:p text:style-name="P1"/>
            <text:p text:style-name="P1">夕暮れ時のドミノ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 &amp; overview of presentation</text:p>
              </text:list-item>
              <text:list-item>
                <text:p>About the project</text:p>
                <text:list>
                  <text:list-item>
                    <text:p>Inspiration - YouTube videos of dominos</text:p>
                  </text:list-item>
                  <text:list-item>
                    <text:p>Goals :</text:p>
                    <text:list>
                      <text:list-item>
                        <text:p>Reusable assets and algorithm</text:p>
                      </text:list-item>
                      <text:list-item>
                        <text:p>A beautiful video</text:p>
                      </text:list-item>
                      <text:list-item>
                        <text:p>Presentation of the project</text:p>
                      </text:list-item>
                    </text:list>
                  </text:list-item>
                  <text:list-item>
                    <text:p>Tools &amp; techniques :</text:p>
                    <text:list>
                      <text:list-item>
                        <text:p>Blender, Python, VLC, OpenOffice, YouTube, Wikipedia</text:p>
                      </text:list-item>
                      <text:list-item>
                        <text:p>Scalable - Parenting and asset reuse</text:p>
                      </text:list-item>
                      <text:list-item>
                        <text:p>Performance – Caching, OpenGL render</text:p>
                      </text:list-item>
                    </text:list>
                  </text:list-item>
                </text:list>
              </text:list-item>
              <text:list-item>
                <text:p>Additional resources :</text:p>
                <text:list>
                  <text:list-item>
                    <text:p>Web links</text:p>
                  </text:list-item>
                  <text:list-item>
                    <text:p>Books</text:p>
                  </text:list-item>
                  <text:list-item>
                    <text:p>Meet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dd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gh Level solution overview</text:p>
              </text:list-item>
              <text:list-item>
                <text:p>Component design and implementation</text:p>
                <text:list>
                  <text:list-item>
                    <text:p>SystemL</text:p>
                  </text:list-item>
                  <text:list-item>
                    <text:p>Path Walker : Alternative curve + array modifier</text:p>
                  </text:list-item>
                  <text:list-item>
                    <text:p>Crush Graphics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mo in Blender (Prerecorded or Live?) + openGL render</text:p>
                <text:list>
                  <text:list-item>
                    <text:p>System-L</text:p>
                  </text:list-item>
                  <text:list-item>
                    <text:p>Path Walker</text:p>
                  </text:list-item>
                  <text:list-item>
                    <text:p>Crush Graphics</text:p>
                  </text:list-item>
                </text:list>
              </text:list-item>
              <text:list-item>
                <text:p>Demo reel</text:p>
              </text:list-item>
              <text:list-item>
                <text:p>Questions</text:p>
                <text:list>
                  <text:list-item>
                    <text:p>Repeat additional resources</text:p>
                  </text:list-item>
                  <text:list-item>
                    <text:p>Repeat contact info</text:p>
                  </text:list-item>
                  <text:list-item>
                    <text:p>Tha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Thank you for listening</text:p>
            <text:p/>
            <text:p>終わり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2" svg:font-family="'Helvetica Neue'" style:font-adornments="UltraLight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Ul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Helvetica Neue2" fo:font-family="'Helvetica Neue'" style:font-style-name="UltraLight" style:font-pitch="variable" fo:font-weight="250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20pt" fo:font-style="normal" fo:text-shadow="none" style:text-underline-style="none" fo:font-weight="250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32pt" fo:font-style="normal" fo:text-shadow="none" style:text-underline-style="none" fo:font-weight="250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Helvetica Neue2" fo:font-family="'Helvetica Neue'" style:font-style-name="UltraLight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32pt" fo:font-style="normal" fo:text-shadow="none" style:text-underline-style="none" fo:font-weight="250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44pt" fo:font-style="normal" fo:text-shadow="none" style:text-underline-style="none" fo:font-weight="250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19:20:33.843797000</meta:creation-date>
    <dc:date>2017-03-06T18:22:08.264835000</dc:date>
    <meta:editing-duration>PT10H43M58S</meta:editing-duration>
    <meta:editing-cycles>44</meta:editing-cycles>
    <meta:generator>LibreOffice/5.1.4.2$MacOSX_X86_64 LibreOffice_project/f99d75f39f1c57ebdd7ffc5f42867c12031db97a</meta:generator>
    <meta:document-statistic meta:object-count="39"/>
  </office:meta>
</office:document-meta>
</file>